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New" svg:font-family="CourierNew"/>
    <style:font-face style:name="Helvetica" svg:font-family="Helvetica"/>
    <style:font-face style:name="OpenSymbol" svg:font-family="OpenSymbol"/>
    <style:font-face style:name="TimesNewRoman" svg:font-family="TimesNewRoman"/>
    <style:font-face style:name="TimesNewRoman,Bold" svg:font-family="'TimesNewRoman,Bold'"/>
    <style:font-face style:name="TimesNewRoman,BoldItalic" svg:font-family="'TimesNewRoman,BoldItalic'"/>
    <style:font-face style:name="TimesNewRoman,Italic" svg:font-family="'TimesNewRoman,Italic'"/>
    <style:font-face style:name="Helvetica2" svg:font-family="Helvetica" style:font-family-generic="roman"/>
    <style:font-face style:name="Courier New" svg:font-family="'Courier New'" style:font-family-generic="modern" style:font-pitch="fixed"/>
    <style:font-face style:name="DejaVu Sans Mono" svg:font-family="'DejaVu Sans Mono'" style:font-family-generic="swiss" style:font-pitch="fixed"/>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0709c6"/>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1350a0"/>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147d3f"/>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14f422"/>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014e217" style:font-weight-asian="normal" style:font-weight-complex="normal"/>
    </style:style>
    <style:style style:name="P13" style:family="paragraph" style:parent-style-name="Standard">
      <style:paragraph-properties fo:margin-left="0.0091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New" fo:font-size="10pt" officeooo:paragraph-rsid="00057d50" style:font-size-asian="10pt" style:font-size-complex="10pt"/>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T1" style:family="text">
      <style:text-properties fo:color="#000000" style:font-name="Helvetica2" fo:font-size="12pt" fo:font-style="normal" style:font-size-asian="12pt" style:font-style-asian="normal"/>
    </style:style>
    <style:style style:name="T2" style:family="text">
      <style:text-properties fo:color="#000000" style:font-name="Helvetica2" fo:font-size="12pt" fo:font-style="normal" officeooo:rsid="0014e217" style:font-size-asian="12pt" style:font-style-asian="normal"/>
    </style:style>
    <style:style style:name="T3" style:family="text">
      <style:text-properties fo:color="#000000" style:font-name="Helvetica2" fo:font-size="12pt" fo:font-style="normal" fo:font-weight="bold" style:font-size-asian="12pt" style:font-style-asian="normal" style:font-weight-asian="bold"/>
    </style:style>
    <style:style style:name="T4" style:family="text">
      <style:text-properties fo:color="#000000" style:font-name="Helvetica2" fo:font-size="12pt" fo:font-style="normal" fo:font-weight="normal" style:font-size-asian="12pt" style:font-style-asian="normal" style:font-weight-asian="normal"/>
    </style:style>
    <style:style style:name="T5" style:family="text">
      <style:text-properties fo:font-style="italic" style:font-style-asian="italic" style:font-style-complex="italic"/>
    </style:style>
    <style:style style:name="T6" style:family="text">
      <style:text-properties fo:font-style="italic" officeooo:rsid="0016f656"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ad9d7"/>
    </style:style>
    <style:style style:name="T10" style:family="text">
      <style:text-properties officeooo:rsid="0014f422"/>
    </style:style>
    <style:style style:name="T11" style:family="text">
      <style:text-properties officeooo:rsid="001d6fd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1. Opening Disaster</text:h>
      <text:p text:style-name="P10"/>
      <text:p text:style-name="P10">Dear Diary,</text:p>
      <text:p text:style-name="P10">13 February 2002,</text:p>
      <text:p text:style-name="P10"/>
      <text:p text:style-name="P10"><text:s/><text:tab/>Today was a disaster – I really messed it up. I wanted so much to impress the journeymen here, but all I did was make a mess. </text:p>
      <text:p text:style-name="P10"><text:s/><text:tab/>It was my first day on the job as an apprentice to Mr. C. I was lucky to get this apprenticeship. Mr. C is a well recognized master of software development. The competition for this position was fierce. Mr. C’s apprentices often become journeymen in high demand. It means something to have worked with Mr. C. </text:p>
      <text:p text:style-name="P10"><text:s/><text:tab/>I thought I was going to meet him today, but instead a journeyman named Jerry took me aside. He told me that Mr. C always puts his apprentices through an orientation during their first few days. He said this orientation was to introduce apprentices to the practices that Mr. C insists we use, and to the level of quality he expects from our code. </text:p>
      <text:p text:style-name="P10"><text:s/><text:tab/>This excited me greatly. It was an opportunity to show them how good a programmer I am. So I told Jerry I couldn’t wait to start. He responded by asking me to write a simple program for him. He wanted me to use the Sieve of Eratosthenes to calculate prime numbers. He told me to have the program, including all unit tests, ready for review just after lunch. </text:p>
      <text:p text:style-name="P10"><text:s/><text:tab/>This was great! I had almost four hours to whip together a simple program like the Sieve. I determined to do a really impressive job. Listing 1 shows what I wrote. I made sure it was well commented, and neatly formatted.</text:p>
      <text:p text:style-name="P2"><text:span text:style-name="T1"><text:s/><text:tab/></text:span></text:p>
      <text:p text:style-name="Standard"><text:s/><text:span text:style-name="T7">Listing 1</text:span></text:p>
      <text:p text:style-name="P8"><text:s/>GeneratePrimes.java version 1</text:p>
      <text:p text:style-name="P13"><text:span text:style-name="source-code-font">/**</text:span></text:p>
      <text:p text:style-name="P13"><text:span text:style-name="source-code-font"><text:s/>* This class Generates prime numbers up to a user specified</text:span></text:p>
      <text:p text:style-name="P13"><text:span text:style-name="source-code-font"><text:s/>* maximum. The algorithm used is the Sieve of Eratosthenes.</text:span></text:p>
      <text:p text:style-name="P13"><text:span text:style-name="source-code-font"><text:s/>* &lt;p/&gt;</text:span></text:p>
      <text:p text:style-name="P13"><text:span text:style-name="source-code-font"><text:s/>* Eratosthenes of Cyrene, b. c. 276 BC, Cyrene, Libya --</text:span></text:p>
      <text:p text:style-name="P13"><text:span text:style-name="source-code-font"><text:s/>* d. c. 194, Alexandria. The first man to calculate the</text:span></text:p>
      <text:p text:style-name="P13"><text:span text:style-name="source-code-font"><text:s/>* circumference of the Earth. Also known for working on</text:span></text:p>
      <text:p text:style-name="P13"><text:span text:style-name="source-code-font"><text:s/>* calendars with leap years and ran the library at Alexandria.</text:span></text:p>
      <text:p text:style-name="P13"><text:span text:style-name="source-code-font"><text:s/>* &lt;p/&gt;</text:span></text:p>
      <text:p text:style-name="P13"><text:span text:style-name="source-code-font"><text:s/>* The algorithm is quite simple. Given an array of integers</text:span></text:p>
      <text:p text:style-name="P13"><text:span text:style-name="source-code-font"><text:s/>* starting at 2. Cross out all multiples of 2. Find the next</text:span></text:p>
      <text:p text:style-name="P13"><text:span text:style-name="source-code-font"><text:s/>* uncrossed integer, and cross out all of its multiples.</text:span></text:p>
      <text:p text:style-name="P13"><text:span text:style-name="source-code-font"><text:s/>* Repeat until you have passed the square root of the maximum</text:span></text:p>
      <text:p text:style-name="P13"><text:span text:style-name="source-code-font"><text:s/>* value.</text:span></text:p>
      <text:p text:style-name="P13"><text:span text:style-name="source-code-font"><text:s/>*</text:span></text:p>
      <text:p text:style-name="P13"><text:span text:style-name="source-code-font"><text:s/>* @author Alphonse</text:span></text:p>
      <text:p text:style-name="P13"><text:span text:style-name="source-code-font"><text:s/>* @version 13 Feb 2002 atp</text:span></text:p>
      <text:p text:style-name="P13"><text:span text:style-name="source-code-font"><text:s/>*/</text:span></text:p>
      <text:p text:style-name="P13"><text:span text:style-name="source-code-font"/></text:p>
      <text:p text:style-name="P13"><text:span text:style-name="source-code-font">public class GeneratePrimes {</text:span></text:p>
      <text:p text:style-name="P13"><text:span text:style-name="source-code-font"><text:s text:c="4"/>/**</text:span></text:p>
      <text:p text:style-name="P13"><text:span text:style-name="source-code-font"><text:s text:c="5"/>* @param maxValue is the generation limit.</text:span></text:p>
      <text:p text:style-name="P13"><text:span text:style-name="source-code-font"><text:s text:c="5"/>*/</text:span></text:p>
      <text:p text:style-name="P13"><text:span text:style-name="source-code-font"><text:s text:c="4"/>public static int[] generatePrimes(int maxValue) {</text:span></text:p>
      <text:p text:style-name="P13"><text:span text:style-name="source-code-font"><text:s text:c="8"/>if (maxValue &gt;= 2) // the only valid case</text:span></text:p>
      <text:p text:style-name="P13"><text:span text:style-name="source-code-font"><text:s text:c="8"/>{</text:span></text:p>
      <text:p text:style-name="P13"><text:span text:style-name="source-code-font"><text:s text:c="12"/>// declarations</text:span></text:p>
      <text:p text:style-name="P13"><text:span text:style-name="source-code-font"><text:s text:c="12"/>int s = maxValue + 1; // size of array</text:span></text:p>
      <text:p text:style-name="P13"><text:span text:style-name="source-code-font"><text:s text:c="12"/>boolean[] f = new boolean[s];</text:span></text:p>
      <text:p text:style-name="P13"><text:span text:style-name="source-code-font"><text:s text:c="12"/>int i;</text:span></text:p>
      <text:p text:style-name="P13"><text:span text:style-name="source-code-font"/></text:p>
      <text:p text:style-name="P13"><text:soft-page-break/><text:span text:style-name="source-code-font"><text:s text:c="12"/>// initialize array to true.</text:span></text:p>
      <text:p text:style-name="P13"><text:span text:style-name="source-code-font"><text:s text:c="12"/>for (i = 0; i &lt; s; i++)</text:span></text:p>
      <text:p text:style-name="P13"><text:span text:style-name="source-code-font"><text:s text:c="16"/>f[i] = true;</text:span></text:p>
      <text:p text:style-name="P13"><text:span text:style-name="source-code-font"/></text:p>
      <text:p text:style-name="P13"><text:span text:style-name="source-code-font"><text:s text:c="12"/>// get rid of known non-primes</text:span></text:p>
      <text:p text:style-name="P13"><text:span text:style-name="source-code-font"><text:s text:c="12"/>f[0] = f[1] = false;</text:span></text:p>
      <text:p text:style-name="P13"><text:span text:style-name="source-code-font"/></text:p>
      <text:p text:style-name="P13"><text:span text:style-name="source-code-font"><text:s text:c="12"/>// sieve</text:span></text:p>
      <text:p text:style-name="P13"><text:span text:style-name="source-code-font"><text:s text:c="12"/>int j;</text:span></text:p>
      <text:p text:style-name="P13"><text:span text:style-name="source-code-font"><text:s text:c="12"/>for (i = 2; i &lt; Math.sqrt(s) + 1; i++) {</text:span></text:p>
      <text:p text:style-name="P13"><text:span text:style-name="source-code-font"><text:s text:c="16"/>if (f[i]) // if i is uncrossed, cross its multiples.</text:span></text:p>
      <text:p text:style-name="P13"><text:span text:style-name="source-code-font"><text:s text:c="16"/>{</text:span></text:p>
      <text:p text:style-name="P13"><text:span text:style-name="source-code-font"><text:s text:c="20"/>for (j = 2 * i; j &lt; s; j += i)</text:span></text:p>
      <text:p text:style-name="P13"><text:span text:style-name="source-code-font"><text:s text:c="24"/>f[j] = false; // multiple is not prime</text:span></text:p>
      <text:p text:style-name="P13"><text:span text:style-name="source-code-font"><text:s text:c="16"/>}</text:span></text:p>
      <text:p text:style-name="P13"><text:span text:style-name="source-code-font"><text:s text:c="12"/>}</text:span></text:p>
      <text:p text:style-name="P13"><text:span text:style-name="source-code-font"/></text:p>
      <text:p text:style-name="P13"><text:span text:style-name="source-code-font"><text:s text:c="12"/>// how many primes are there?</text:span></text:p>
      <text:p text:style-name="P13"><text:span text:style-name="source-code-font"><text:s text:c="12"/>int count = 0;</text:span></text:p>
      <text:p text:style-name="P13"><text:span text:style-name="source-code-font"><text:s text:c="12"/>for (i = 0; i &lt; s; i++) {</text:span></text:p>
      <text:p text:style-name="P13"><text:span text:style-name="source-code-font"><text:s text:c="16"/>if (f[i])</text:span></text:p>
      <text:p text:style-name="P13"><text:span text:style-name="source-code-font"><text:s text:c="20"/>count++; // bump count.</text:span></text:p>
      <text:p text:style-name="Standard"><text:span text:style-name="source-code-font"><text:s text:c="12"/>}</text:span></text:p>
      <text:p text:style-name="Standard"><text:span text:style-name="source-code-font"/></text:p>
      <text:p text:style-name="Standard"><text:span text:style-name="source-code-font"><text:s text:c="12"/>int[] primes = new int[count];</text:span></text:p>
      <text:p text:style-name="Standard"><text:span text:style-name="source-code-font"/></text:p>
      <text:p text:style-name="Standard"><text:span text:style-name="source-code-font"><text:s text:c="12"/>// move the primes into the result</text:span></text:p>
      <text:p text:style-name="Standard"><text:span text:style-name="source-code-font"><text:s text:c="12"/>for (i = 0, j = 0; i &lt; s; i++) {</text:span></text:p>
      <text:p text:style-name="Standard"><text:span text:style-name="source-code-font"><text:s text:c="16"/>if (f[i]) // if prime</text:span></text:p>
      <text:p text:style-name="Standard"><text:span text:style-name="source-code-font"><text:s text:c="20"/>primes[j++] = i;</text:span></text:p>
      <text:p text:style-name="Standard"><text:span text:style-name="source-code-font"><text:s text:c="12"/>}</text:span></text:p>
      <text:p text:style-name="P13"><text:span text:style-name="source-code-font"/></text:p>
      <text:p text:style-name="P13"><text:span text:style-name="source-code-font"><text:s text:c="12"/>return primes; // return the primes</text:span></text:p>
      <text:p text:style-name="P13"><text:span text:style-name="source-code-font"><text:s text:c="8"/>} else // maxValue &lt; 2</text:span></text:p>
      <text:p text:style-name="P13"><text:span text:style-name="source-code-font"><text:s text:c="12"/>return new int[0]; // return null array if bad input.</text:span></text:p>
      <text:p text:style-name="P13"><text:span text:style-name="source-code-font"><text:s text:c="4"/>}</text:span></text:p>
      <text:p text:style-name="P13"><text:span text:style-name="source-code-font">}</text:span></text:p>
      <text:p text:style-name="P2"><text:span text:style-name="T4"><text:s/><text:tab/></text:span></text:p>
      <text:p text:style-name="P10"><text:s/><text:tab/>Then I wrote a unit test for GeneratePrimes. It is shown in Listing 2. It uses the uses the JUnit framework as Jerry had instructed. It takes a statistical approach; checking to see if the generator can generate primes up to 0, 2, 3, and 100. In the first case there should be no primes. In the second there should be one prime, and it should be 2. In the third there should be two primes and they should be 2 and 3. In the last case there should be 25 primes the last of which is 97. If all these tests pass, then I assumed that the generator was working. I doubt this is foolproof, but I couldn’t think of a reasonable scenario where these tests would pass and yet the function would fail.</text:p>
      <text:p text:style-name="P11"><text:span text:style-name="T4"/></text:p>
      <text:p text:style-name="P11"><text:span text:style-name="T3">Listing 2 </text:span><text:span text:style-name="T4"><text:s/></text:span></text:p>
      <text:p text:style-name="P9"><text:span text:style-name="T1">TestGeneratePrimes.java </text:span></text:p>
      <text:p text:style-name="P4"><text:span text:style-name="source-code-font">import junit.framework.*;</text:span></text:p>
      <text:p text:style-name="P4"><text:span text:style-name="source-code-font">import java.util.*;</text:span></text:p>
      <text:p text:style-name="P4"><text:span text:style-name="source-code-font"/></text:p>
      <text:p text:style-name="P4"><text:span text:style-name="source-code-font">public class TestGeneratePrimes extends TestCase {</text:span></text:p>
      <text:p text:style-name="P4"><text:span text:style-name="source-code-font"><text:s text:c="4"/>public static void main(String args[]) {</text:span></text:p>
      <text:p text:style-name="P4"><text:span text:style-name="source-code-font"><text:s text:c="8"/>junit.swingui.TestRunner.main(</text:span></text:p>
      <text:p text:style-name="P4"><text:span text:style-name="source-code-font"><text:s text:c="16"/>new String[]{"TestGeneratePrimes"});</text:span></text:p>
      <text:p text:style-name="P4"><text:span text:style-name="source-code-font"><text:s text:c="4"/>}</text:span></text:p>
      <text:p text:style-name="P4"><text:span text:style-name="source-code-font"/></text:p>
      <text:p text:style-name="P4"><text:span text:style-name="source-code-font"><text:s text:c="4"/>public TestGeneratePrimes(String name) {</text:span></text:p>
      <text:p text:style-name="P4"><text:span text:style-name="source-code-font"><text:s text:c="8"/>super(name);</text:span></text:p>
      <text:p text:style-name="P4"><text:span text:style-name="source-code-font"><text:s text:c="4"/>}</text:span></text:p>
      <text:p text:style-name="P4"><text:span text:style-name="source-code-font"/></text:p>
      <text:p text:style-name="P4"><text:span text:style-name="source-code-font"><text:s text:c="4"/>public void testPrimes() {</text:span></text:p>
      <text:p text:style-name="P4"><text:soft-page-break/><text:span text:style-name="source-code-font"><text:s text:c="8"/>int[] nullArray = GeneratePrimes.generatePrimes(0);</text:span></text:p>
      <text:p text:style-name="P4"><text:span text:style-name="source-code-font"><text:s text:c="8"/>assertEquals(nullArray.length, 0);</text:span></text:p>
      <text:p text:style-name="P4"><text:span text:style-name="source-code-font"/></text:p>
      <text:p text:style-name="P4"><text:span text:style-name="source-code-font"><text:s text:c="8"/>int[] minArray = GeneratePrimes.generatePrimes(2);</text:span></text:p>
      <text:p text:style-name="P4"><text:span text:style-name="source-code-font"><text:s text:c="8"/>assertEquals(minArray.length, 1);</text:span></text:p>
      <text:p text:style-name="P4"><text:span text:style-name="source-code-font"><text:s text:c="8"/>assertEquals(minArray[0], 2);</text:span></text:p>
      <text:p text:style-name="P4"><text:span text:style-name="source-code-font"/></text:p>
      <text:p text:style-name="P4"><text:span text:style-name="source-code-font"><text:s text:c="8"/>int[] threeArray = GeneratePrimes.generatePrimes(3);</text:span></text:p>
      <text:p text:style-name="P4"><text:span text:style-name="source-code-font"><text:s text:c="8"/>assertEquals(threeArray.length, 2);</text:span></text:p>
      <text:p text:style-name="P4"><text:span text:style-name="source-code-font"><text:s text:c="8"/>assertEquals(threeArray[0], 2);</text:span></text:p>
      <text:p text:style-name="P4"><text:span text:style-name="source-code-font"><text:s text:c="8"/>assertEquals(threeArray[1], 3);</text:span></text:p>
      <text:p text:style-name="P4"><text:span text:style-name="source-code-font"/></text:p>
      <text:p text:style-name="P4"><text:span text:style-name="source-code-font"><text:s text:c="8"/>int[] centArray = GeneratePrimes.generatePrimes(100);</text:span></text:p>
      <text:p text:style-name="P4"><text:span text:style-name="source-code-font"><text:s text:c="8"/>assertEquals(centArray.length, 25);</text:span></text:p>
      <text:p text:style-name="P4"><text:span text:style-name="source-code-font"><text:s text:c="8"/>assertEquals(centArray[24], 97);</text:span></text:p>
      <text:p text:style-name="P4"><text:span text:style-name="source-code-font"><text:s text:c="4"/>}</text:span></text:p>
      <text:p text:style-name="P4"><text:span text:style-name="source-code-font">}</text:span></text:p>
      <text:p text:style-name="P2"><text:span text:style-name="T4"><text:s/><text:tab/></text:span></text:p>
      <text:p text:style-name="P11"><text:s/><text:tab/>I got all this to work in about an hour. Jerry <text:span text:style-name="T11">didn't</text:span>’ want to see me until after lunch, so I spent the rest of my time reading the Design Patterns book that Jerry gave me.</text:p>
      <text:p text:style-name="P11"><text:s/><text:tab/>After lunch I stopped by Jerry’s office, and told him I was done with the program. </text:p>
      <text:p text:style-name="P11"><text:s/><text:tab/>He looked up at me with a funny grin on his face and said: “Good, lets go check it out.” </text:p>
      <text:p text:style-name="P11"><text:s/><text:tab/>He took me out into the lab and sat me down in front of a workstation. He sat next to me. He asked me to bring up my program on this machine. So I navigated to my laptop on the network and brought up the source files. </text:p>
      <text:p text:style-name="P11"><text:s/><text:tab/>Jerry looked at the two source files for about five minutes. Then he shook his head and said: “You can’t show something like this to Mr. C! If I let him see this, he’d probably fire both of us. He’s not a very patient man.” </text:p>
      <text:p text:style-name="P11"><text:s/><text:tab/>I was startled, but managed keep my cool enough to ask: “What’s wrong with it?” </text:p>
      <text:p text:style-name="P11"><text:s/><text:tab/>Jerry sighed. “Lets walk through this together.” he said. “I’ll show you, point by point, how Mr. C wants things done.” </text:p>
      <text:p text:style-name="P11"><text:s/><text:tab/>“It seems pretty clear” he continued, “that the main function wants to be three separate functions. The first initializes all the variables and sets up the sieve. The second actually executes the sieve, the third loads the sieved results into an integer array.” </text:p>
      <text:p text:style-name="P11"><text:s/><text:tab/>I could see what he meant. There were three concepts buried in that function. Still, I didn’t see what he wanted me to do about it. </text:p>
      <text:p text:style-name="P11"><text:s/><text:tab/>He looked at me for awhile, clearly expecting me to do something. But finally he heaved a sigh, shook his head, and... </text:p>
      <text:p text:style-name="P1"/>
      <text:h text:style-name="P15" text:outline-level="1"><text:span text:style-name="T9">2. Crash Diet</text:span></text:h>
      <text:p text:style-name="Standard"/>
      <text:p text:style-name="Standard">Dear Diary,</text:p>
      <text:p text:style-name="Standard">13 February 2002,</text:p>
      <text:p text:style-name="Standard"><text:s/><text:tab/></text:p>
      <text:p text:style-name="P10"><text:s/><text:tab/>Today was a disaster – I really messed it up. I wanted so much to impress the journeymen here, but all I did was make a mess. </text:p>
      <text:p text:style-name="P10"><text:s/><text:tab/>It was my first day on the job as an apprentice to Mr. C. I was lucky to get this apprenticeship. Mr. C is a well recognized master of software development. The competition for this position was fierce. Mr. C’s apprentices often become journeymen in high demand. It means something to have worked with Mr. C. ... </text:p>
      <text:p text:style-name="P10"><text:s/><text:tab/></text:p>
      <text:p text:style-name="P10"><text:s/><text:tab/><text:span text:style-name="T5"> In last month’s column Alphonse, the apprentice, was asked by Jerry, the Jou</text:span><text:span text:style-name="T6">r</text:span><text:span text:style-name="T5">neyman, to write a program to generate prime numbers using the sieve of Eratosthenes. Jerry, noting that Alp</text:span><text:span text:style-name="T6">h</text:span><text:span text:style-name="T5">onse implemented the entire algorithm in a single gargantuan function has asked Alphonse to split it by separating the three concepts: </text:span><text:span text:style-name="T6">initialization</text:span><text:span text:style-name="T5">, generation, and output preparation;... but Alphonse doesn’t know how to start... </text:span></text:p>
      <text:p text:style-name="P10"><text:s/><text:tab/> <text:s/></text:p>
      <text:p text:style-name="P10"><text:s/><text:tab/>He looked at me for awhile, clearly expecting me to do something. But finally he heaved a sigh, shook his head, and continued. “To expose these three concepts more clearly, I want you to extract them into three separate methods. Also get rid of all the unnecessary comments and pick a better name for the class. When you are done with that, make sure all the tests still run.” </text:p>
      <text:p text:style-name="P10"><text:s/><text:tab/>You can see what I did in Listing 3. I’ve marked my changes in bold, just like Martin Fowler does in his Refactoring book. I changed the name of the class to a noun, got rid of all the comments about Eratosthenes, and made three methods out of the three concepts in the generatePrimes function. </text:p>
      <text:p text:style-name="P10"><text:s/><text:tab/>Extracting the three functions forced me to promote some of the variables of the function to static fields of the class. Jerry said that this made it much clearer which variables are local and which have wider influence.</text:p>
      <text:p text:style-name="Standard"/>
      <text:p text:style-name="P2"><text:span text:style-name="T3">Listing 3 </text:span><text:span text:style-name="T4"><text:s/></text:span></text:p>
      <text:p text:style-name="P9"><text:span text:style-name="T1">PrimeGenerator.java, version 2</text:span></text:p>
      <text:p text:style-name="P5"><text:span text:style-name="source-code-font">/**</text:span></text:p>
      <text:p text:style-name="P5"><text:span text:style-name="source-code-font"><text:s/>* This class Generates prime numbers up to a user specified </text:span></text:p>
      <text:p text:style-name="P5"><text:span text:style-name="source-code-font"><text:s/>* maximum. The algorithm used is the Sieve of Eratosthenes. </text:span></text:p>
      <text:p text:style-name="P5"><text:span text:style-name="source-code-font"><text:s/>* Given an array of integers starting at 2: </text:span></text:p>
      <text:p text:style-name="P5"><text:span text:style-name="source-code-font"><text:s/>* Find the first uncrossed integer, and cross out all its </text:span></text:p>
      <text:p text:style-name="P5"><text:span text:style-name="source-code-font"><text:s/>* multiples. Repeat until the first uncrossed integer exceeds </text:span></text:p>
      <text:p text:style-name="P5"><text:span text:style-name="source-code-font"><text:s/>* the square root of the maximum value. </text:span></text:p>
      <text:p text:style-name="P5"><text:span text:style-name="source-code-font"><text:s/>*/</text:span></text:p>
      <text:p text:style-name="P5"><text:span text:style-name="source-code-font"/></text:p>
      <text:p text:style-name="P5"><text:span text:style-name="source-code-font">import java.util.*;</text:span></text:p>
      <text:p text:style-name="P5"><text:span text:style-name="source-code-font"/></text:p>
      <text:p text:style-name="P5"><text:span text:style-name="source-code-font">public class PrimeGenerator {</text:span></text:p>
      <text:p text:style-name="P5"><text:span text:style-name="source-code-font"><text:span text:style-name="T7"><text:s text:c="4"/>private static int s;</text:span></text:span></text:p>
      <text:p text:style-name="P5"><text:span text:style-name="source-code-font"><text:span text:style-name="T7"><text:s text:c="4"/>private static boolean[] f;</text:span></text:span></text:p>
      <text:p text:style-name="P5"><text:span text:style-name="source-code-font"><text:span text:style-name="T7"><text:s text:c="4"/>private static int[] primes;</text:span></text:span></text:p>
      <text:p text:style-name="P5"><text:span text:style-name="source-code-font"><text:span text:style-name="T7"/></text:span></text:p>
      <text:p text:style-name="P5"><text:span text:style-name="source-code-font"><text:s text:c="4"/>public static int[] generatePrimes(int maxValue) {</text:span></text:p>
      <text:p text:style-name="P5"><text:span text:style-name="source-code-font"><text:span text:style-name="T7"><text:s text:c="8"/>if (maxValue &lt; 2)</text:span></text:span></text:p>
      <text:p text:style-name="P5"><text:span text:style-name="source-code-font"><text:span text:style-name="T7"><text:s text:c="12"/>return new int[0];</text:span></text:span></text:p>
      <text:p text:style-name="P5"><text:span text:style-name="source-code-font"><text:span text:style-name="T7"><text:s text:c="8"/>else {</text:span></text:span></text:p>
      <text:p text:style-name="P5"><text:span text:style-name="source-code-font"><text:span text:style-name="T7"><text:s text:c="12"/>initializeSieve(maxValue);</text:span></text:span></text:p>
      <text:p text:style-name="P5"><text:span text:style-name="source-code-font"><text:span text:style-name="T7"><text:s text:c="12"/>sieve();</text:span></text:span></text:p>
      <text:p text:style-name="P5"><text:span text:style-name="source-code-font"><text:span text:style-name="T7"><text:s text:c="12"/>loadPrimes();</text:span></text:span></text:p>
      <text:p text:style-name="P5"><text:soft-page-break/><text:span text:style-name="source-code-font"><text:span text:style-name="T7"><text:s text:c="12"/>return primes; // return the primes </text:span></text:span></text:p>
      <text:p text:style-name="P5"><text:span text:style-name="source-code-font"><text:span text:style-name="T7"><text:s text:c="8"/>}</text:span></text:span></text:p>
      <text:p text:style-name="P5"><text:span text:style-name="source-code-font"><text:span text:style-name="T7"><text:s text:c="4"/>}</text:span></text:span></text:p>
      <text:p text:style-name="P5"><text:span text:style-name="source-code-font"><text:span text:style-name="T7"/></text:span></text:p>
      <text:p text:style-name="P5"><text:span text:style-name="source-code-font"><text:span text:style-name="T7"><text:s text:c="4"/>private static void loadPrimes() {</text:span></text:span></text:p>
      <text:p text:style-name="P5"><text:span text:style-name="source-code-font"><text:s text:c="8"/>int i;</text:span></text:p>
      <text:p text:style-name="P5"><text:span text:style-name="source-code-font"><text:s text:c="8"/>int j;</text:span></text:p>
      <text:p text:style-name="P5"><text:span text:style-name="source-code-font"/></text:p>
      <text:p text:style-name="P5"><text:span text:style-name="source-code-font"><text:s text:c="8"/>// how many primes are there? </text:span></text:p>
      <text:p text:style-name="P5"><text:span text:style-name="source-code-font"><text:s text:c="8"/>int count = 0;</text:span></text:p>
      <text:p text:style-name="P5"><text:span text:style-name="source-code-font"><text:s text:c="8"/>for (i = 0; i &lt; s; i++) {</text:span></text:p>
      <text:p text:style-name="P5"><text:span text:style-name="source-code-font"><text:s text:c="12"/>if (f[i])</text:span></text:p>
      <text:p text:style-name="P5"><text:span text:style-name="source-code-font"><text:s text:c="16"/>count++; // bump count. </text:span></text:p>
      <text:p text:style-name="P5"><text:span text:style-name="source-code-font"><text:s text:c="8"/>}</text:span></text:p>
      <text:p text:style-name="P5"><text:span text:style-name="source-code-font"/></text:p>
      <text:p text:style-name="P5"><text:span text:style-name="source-code-font"><text:s text:c="8"/>primes = new int[count];</text:span></text:p>
      <text:p text:style-name="P5"><text:span text:style-name="source-code-font"/></text:p>
      <text:p text:style-name="P5"><text:span text:style-name="source-code-font"><text:s text:c="8"/>// move the primes into the result </text:span></text:p>
      <text:p text:style-name="P5"><text:span text:style-name="source-code-font"><text:s text:c="8"/>for (i = 0, j = 0; i &lt; s; i++) {</text:span></text:p>
      <text:p text:style-name="P5"><text:span text:style-name="source-code-font"><text:s text:c="12"/>if (f[i]) // if prime </text:span></text:p>
      <text:p text:style-name="P5"><text:span text:style-name="source-code-font"><text:s text:c="16"/>primes[j++] = i;</text:span></text:p>
      <text:p text:style-name="P5"><text:span text:style-name="source-code-font"><text:s text:c="8"/>}</text:span></text:p>
      <text:p text:style-name="P5"><text:span text:style-name="source-code-font"><text:s text:c="4"/>}</text:span></text:p>
      <text:p text:style-name="P5"><text:span text:style-name="source-code-font"/></text:p>
      <text:p text:style-name="P5"><text:span text:style-name="source-code-font"><text:span text:style-name="T7"><text:s text:c="4"/>private static void sieve() {</text:span></text:span></text:p>
      <text:p text:style-name="P5"><text:span text:style-name="source-code-font"><text:s text:c="8"/>int i;</text:span></text:p>
      <text:p text:style-name="P5"><text:span text:style-name="source-code-font"><text:s text:c="8"/>int j;</text:span></text:p>
      <text:p text:style-name="P5"><text:span text:style-name="source-code-font"><text:s text:c="8"/>for (i = 2; i &lt; Math.sqrt(s) + 1; i++) {</text:span></text:p>
      <text:p text:style-name="P5"><text:span text:style-name="source-code-font"><text:s text:c="12"/>if (f[i]) // if i is uncrossed, cross out its multiples. </text:span></text:p>
      <text:p text:style-name="P5"><text:span text:style-name="source-code-font"><text:s text:c="12"/>{</text:span></text:p>
      <text:p text:style-name="P5"><text:span text:style-name="source-code-font"><text:s text:c="16"/>for (j = 2 * i; j &lt; s; j += i)</text:span></text:p>
      <text:p text:style-name="P5"><text:span text:style-name="source-code-font"><text:s text:c="20"/>f[j] = false; // multiple is not prime </text:span></text:p>
      <text:p text:style-name="P5"><text:span text:style-name="source-code-font"><text:s text:c="12"/>}</text:span></text:p>
      <text:p text:style-name="P5"><text:span text:style-name="source-code-font"><text:s text:c="8"/>}</text:span></text:p>
      <text:p text:style-name="P5"><text:span text:style-name="source-code-font"><text:s text:c="4"/>}</text:span></text:p>
      <text:p text:style-name="P5"><text:span text:style-name="source-code-font"/></text:p>
      <text:p text:style-name="P5"><text:span text:style-name="source-code-font"><text:span text:style-name="T7"><text:s text:c="4"/>private static void initializeSieve(int maxValue) {</text:span></text:span></text:p>
      <text:p text:style-name="P5"><text:span text:style-name="source-code-font"><text:s text:c="8"/>// declarations </text:span></text:p>
      <text:p text:style-name="P5"><text:span text:style-name="source-code-font"><text:s text:c="8"/>s = maxValue + 1; // size of array </text:span></text:p>
      <text:p text:style-name="P5"><text:span text:style-name="source-code-font"><text:s text:c="8"/>f = new boolean[s];</text:span></text:p>
      <text:p text:style-name="P5"><text:span text:style-name="source-code-font"><text:s text:c="8"/>int i;</text:span></text:p>
      <text:p text:style-name="P5"><text:span text:style-name="source-code-font"/></text:p>
      <text:p text:style-name="P5"><text:span text:style-name="source-code-font"><text:s text:c="8"/>// initialize array to true. </text:span></text:p>
      <text:p text:style-name="P5"><text:span text:style-name="source-code-font"><text:s text:c="8"/>for (i = 0; i &lt; s; i++)</text:span></text:p>
      <text:p text:style-name="P5"><text:span text:style-name="source-code-font"><text:s text:c="12"/>f[i] = true;</text:span></text:p>
      <text:p text:style-name="P5"><text:span text:style-name="source-code-font"/></text:p>
      <text:p text:style-name="P5"><text:span text:style-name="source-code-font"><text:s text:c="8"/>// get rid of known non-primes </text:span></text:p>
      <text:p text:style-name="P5"><text:span text:style-name="source-code-font"><text:s text:c="8"/>f[0] = f[1] = false;</text:span></text:p>
      <text:p text:style-name="P5"><text:span text:style-name="source-code-font"><text:s text:c="4"/>}</text:span></text:p>
      <text:p text:style-name="P5"><text:span text:style-name="source-code-font">}</text:span></text:p>
      <text:p text:style-name="P2"><text:span text:style-name="T4"/></text:p>
      <text:p text:style-name="P10"><text:s/><text:tab/>Jerry told me that this was a little messy, so he took the keyboard and showed me how to clean it up. Listing 4 shows what he did. First he got rid of the s variable in <text:span text:style-name="source-code-font">initializeSieve</text:span> and replacing it with <text:span text:style-name="source-code-font">f.length</text:span>. Then he changed the names of the three functions to something he said was a bit more expressive. Finally he rearranged the innards of <text:span text:style-name="source-code-font">initializeArrayOfIntegers</text:span> (née <text:span text:style-name="source-code-font">initializeSieve</text:span>) to be a little nicer to read. The tests all still ran.</text:p>
      <text:p text:style-name="P2"><text:span text:style-name="T4"/></text:p>
      <text:p text:style-name="P2"><text:span text:style-name="T3">Listing 4</text:span></text:p>
      <text:p text:style-name="P9"><text:span text:style-name="T1">PrimeGenerator.java, version 3 (partial)</text:span></text:p>
      <text:p text:style-name="P6"><text:span text:style-name="source-code-font"><text:s/>public class PrimeGenerator {</text:span></text:p>
      <text:p text:style-name="P6"><text:span text:style-name="source-code-font"><text:s text:c="4"/>private static boolean[] f;</text:span></text:p>
      <text:p text:style-name="P6"><text:span text:style-name="source-code-font"><text:s text:c="4"/>private static int[] </text:span><text:span text:style-name="source-code-font"><text:span text:style-name="T7">result</text:span></text:span><text:span text:style-name="source-code-font">;</text:span></text:p>
      <text:p text:style-name="P6"><text:soft-page-break/><text:span text:style-name="source-code-font"/></text:p>
      <text:p text:style-name="P6"><text:span text:style-name="source-code-font"><text:s text:c="4"/>public static int[] generatePrimes(int </text:span><text:span text:style-name="source-code-font"><text:span text:style-name="T8">maxValue</text:span></text:span><text:span text:style-name="source-code-font">) {</text:span></text:p>
      <text:p text:style-name="P6"><text:span text:style-name="source-code-font"><text:s text:c="8"/>if (maxValue &lt; 2)</text:span></text:p>
      <text:p text:style-name="P6"><text:span text:style-name="source-code-font"><text:s text:c="12"/>return new int[0];</text:span></text:p>
      <text:p text:style-name="P6"><text:span text:style-name="source-code-font"><text:s text:c="8"/>else {</text:span></text:p>
      <text:p text:style-name="P6"><text:span text:style-name="source-code-font"><text:span text:style-name="T7"><text:s text:c="12"/>initializeArrayOfIntegers(maxValue);</text:span></text:span></text:p>
      <text:p text:style-name="P6"><text:span text:style-name="source-code-font"><text:span text:style-name="T7"><text:s text:c="12"/>crossOutMultiples();</text:span></text:span></text:p>
      <text:p text:style-name="P6"><text:span text:style-name="source-code-font"><text:span text:style-name="T7"><text:s text:c="12"/>putUncrossedIntegersIntoResult();</text:span></text:span></text:p>
      <text:p text:style-name="P6"><text:span text:style-name="source-code-font"><text:span text:style-name="T7"><text:s text:c="12"/>return result;</text:span></text:span></text:p>
      <text:p text:style-name="P6"><text:span text:style-name="source-code-font"><text:s text:c="8"/>}</text:span></text:p>
      <text:p text:style-name="P6"><text:span text:style-name="source-code-font"><text:s text:c="4"/>}</text:span></text:p>
      <text:p text:style-name="P6"><text:span text:style-name="source-code-font"/></text:p>
      <text:p text:style-name="P6"><text:span text:style-name="source-code-font"><text:s text:c="4"/>private static void initializeArrayOfIntegers(int maxValue) {</text:span></text:p>
      <text:p text:style-name="P6"><text:span text:style-name="source-code-font"><text:s text:c="8"/>f = new boolean[</text:span><text:span text:style-name="source-code-font"><text:span text:style-name="T7">maxValue + 1</text:span></text:span><text:span text:style-name="source-code-font">];</text:span></text:p>
      <text:p text:style-name="P6"><text:span text:style-name="source-code-font"><text:s text:c="8"/>f[0] = f[1] = false; </text:span><text:span text:style-name="source-code-font"><text:span text:style-name="T7">//neither primes nor multiples.</text:span></text:span></text:p>
      <text:p text:style-name="P6"><text:span text:style-name="source-code-font"><text:s text:c="8"/>for (int i = 2; i &lt; </text:span><text:span text:style-name="source-code-font"><text:span text:style-name="T7">f.length</text:span></text:span><text:span text:style-name="source-code-font">; i++)</text:span></text:p>
      <text:p text:style-name="P6"><text:span text:style-name="source-code-font"><text:s text:c="12"/>f[i] = true;</text:span></text:p>
      <text:p text:style-name="P6"><text:span text:style-name="source-code-font"><text:s text:c="4"/>}</text:span></text:p>
      <text:p text:style-name="P6"><text:span text:style-name="source-code-font">}</text:span></text:p>
      <text:p text:style-name="P2"><text:span text:style-name="T4"><text:s/><text:tab/></text:span></text:p>
      <text:p text:style-name="P10"><text:s/><text:tab/>I had to admit, this was a bit cleaner. I’d always thought it was a waste of time to give functions long descriptive names, but his changes really did make the code more readable. </text:p>
      <text:p text:style-name="P10"><text:s/><text:tab/>Next Jerry pointed at <text:span text:style-name="source-code-font">crossOutMultiples</text:span>. He said he thought the <text:span text:style-name="source-code-font">if(f[i] == true)</text:span> statements could be made more readable. I thought about it for a minute. The intent of those statements was to check to see if <text:span text:style-name="source-code-font">i</text:span> was uncrossed; so I changed the name of <text:span text:style-name="source-code-font">f</text:span> to <text:span text:style-name="source-code-font">unCrossed</text:span>. </text:p>
      <text:p text:style-name="P10"><text:s/><text:tab/>Jerry said that this was better, but still wasn’t pleased with it because it lead to double negatives like <text:span text:style-name="source-code-font">unCrossed[i] = false</text:span>. So he changed the name of the array to <text:span text:style-name="source-code-font">isCrossed</text:span> and changed the sense of all the booleans. Then he ran all the tests. </text:p>
      <text:p text:style-name="P10"><text:s/><text:tab/>Jerry got rid of the initialization that set <text:span text:style-name="source-code-font">isCrossed[0]</text:span> and <text:span text:style-name="source-code-font">isCrossed[1]</text:span> to <text:span text:style-name="source-code-font">true</text:span>. He said it was good enough to just made sure that no part of the function used the <text:span text:style-name="source-code-font">isCrossed</text:span> array for indexes less than <text:span text:style-name="source-code-font">2</text:span>. The tests all still ran. </text:p>
      <text:p text:style-name="P10"><text:s/><text:tab/>Jerry extracted the inner loop of the <text:span text:style-name="source-code-font">crossOutMultiples</text:span> function and called it <text:span text:style-name="source-code-font">crossOutMultiplesOf</text:span>. He said that statements like <text:span text:style-name="source-code-font">if (isCrossed[i] == false)</text:span> were confusing so he created a function called <text:span text:style-name="source-code-font">notCrossed</text:span> and changed the <text:span text:style-name="source-code-font">if</text:span> statement to <text:span text:style-name="source-code-font">if (notCrossed(i))</text:span>. Then he ran the tests. </text:p>
      <text:p text:style-name="P10"><text:s/><text:tab/>Then Jerry asked me what that square root was all about. I spent a bit of time writing a comment that tried to explain why you only have to iterate up to the square root of the array size. I tried to emulate Jerry by extracting the calculation into a function where I could put the explanatory comment. In writing the comment I realized that the square root is the maximum prime factor of any of the integers in the array. So I chose that name for the variables and functions that dealt with it. Finally, I made sure that the tests all still ran. The result of all these changes are shown in Listing 5.</text:p>
      <text:p text:style-name="P2"><text:span text:style-name="T4"/></text:p>
      <text:p text:style-name="P9"><text:span text:style-name="T1">Listing 5 </text:span><text:span text:style-name="T1"><text:s/></text:span></text:p>
      <text:p text:style-name="P9"><text:span text:style-name="T1">PrimeGenerator.java version 4 (partial) </text:span></text:p>
      <text:p text:style-name="P12"><text:span text:style-name="source-code-font">public class PrimeGenerator {</text:span></text:p>
      <text:p text:style-name="P12"><text:span text:style-name="source-code-font"><text:span text:style-name="T7"><text:s text:c="4"/>private static boolean[] isCrossed;</text:span></text:span></text:p>
      <text:p text:style-name="P12"><text:span text:style-name="source-code-font"><text:s text:c="4"/>private static int[] result;</text:span></text:p>
      <text:p text:style-name="P12"><text:span text:style-name="source-code-font"/></text:p>
      <text:p text:style-name="P12"><text:span text:style-name="source-code-font"><text:s text:c="4"/>public static int[] generatePrimes(int maxValue) {</text:span></text:p>
      <text:p text:style-name="P12"><text:span text:style-name="source-code-font"><text:s text:c="8"/>if (maxValue &lt; 2)</text:span></text:p>
      <text:p text:style-name="P12"><text:span text:style-name="source-code-font"><text:s text:c="12"/>return new int[0];</text:span></text:p>
      <text:p text:style-name="P12"><text:span text:style-name="source-code-font"><text:s text:c="8"/>else {</text:span></text:p>
      <text:p text:style-name="P12"><text:span text:style-name="source-code-font"><text:s text:c="12"/>initializeArrayOfIntegers(maxValue);</text:span></text:p>
      <text:p text:style-name="P12"><text:span text:style-name="source-code-font"><text:s text:c="12"/>crossOutMultiples();</text:span></text:p>
      <text:p text:style-name="P12"><text:span text:style-name="source-code-font"><text:s text:c="12"/>putUncrossedIntegersIntoResult();</text:span></text:p>
      <text:p text:style-name="P12"><text:span text:style-name="source-code-font"><text:s text:c="12"/>return result;</text:span></text:p>
      <text:p text:style-name="P12"><text:span text:style-name="source-code-font"><text:s text:c="8"/>}</text:span></text:p>
      <text:p text:style-name="P12"><text:span text:style-name="source-code-font"><text:s text:c="4"/>}</text:span></text:p>
      <text:p text:style-name="P12"><text:soft-page-break/><text:span text:style-name="source-code-font"/></text:p>
      <text:p text:style-name="P12"><text:span text:style-name="source-code-font"><text:s text:c="4"/>private static void initializeArrayOfIntegers(int maxValue) {</text:span></text:p>
      <text:p text:style-name="P12"><text:span text:style-name="source-code-font"><text:span text:style-name="T7"><text:s text:c="8"/>isCrossed = new boolean[maxValue + 1];</text:span></text:span></text:p>
      <text:p text:style-name="P12"><text:span text:style-name="source-code-font"><text:s text:c="8"/>for (int i = 2; i &lt; isCrossed.length; i++)</text:span></text:p>
      <text:p text:style-name="P12"><text:span text:style-name="source-code-font"><text:span text:style-name="T7"><text:s text:c="12"/>isCrossed[i] = false;</text:span></text:span></text:p>
      <text:p text:style-name="P12"><text:span text:style-name="source-code-font"><text:s text:c="4"/>}</text:span></text:p>
      <text:p text:style-name="P12"><text:span text:style-name="source-code-font"/></text:p>
      <text:p text:style-name="P12"><text:span text:style-name="source-code-font"><text:span text:style-name="T7"><text:s text:c="4"/>private static void crossOutMultiples() {</text:span></text:span></text:p>
      <text:p text:style-name="P12"><text:span text:style-name="source-code-font"><text:span text:style-name="T7"><text:s text:c="8"/>int maxPrimeFactor = calcMaxPrimeFactor();</text:span></text:span></text:p>
      <text:p text:style-name="P12"><text:span text:style-name="source-code-font"><text:span text:style-name="T7"><text:s text:c="8"/>for (int i = 2; i &lt;= maxPrimeFactor; i++)</text:span></text:span></text:p>
      <text:p text:style-name="P12"><text:span text:style-name="source-code-font"><text:span text:style-name="T7"><text:s text:c="12"/>if (notCrossed(i))</text:span></text:span></text:p>
      <text:p text:style-name="P12"><text:span text:style-name="source-code-font"><text:span text:style-name="T7"><text:s text:c="16"/>crossOutMultiplesOf(i);</text:span></text:span></text:p>
      <text:p text:style-name="P12"><text:span text:style-name="source-code-font"><text:span text:style-name="T7"><text:s text:c="4"/>}</text:span></text:span></text:p>
      <text:p text:style-name="P12"><text:span text:style-name="source-code-font"><text:span text:style-name="T7"/></text:span></text:p>
      <text:p text:style-name="P12"><text:span text:style-name="source-code-font"><text:span text:style-name="T7"><text:s text:c="4"/>private static int calcMaxPrimeFactor() {</text:span></text:span></text:p>
      <text:p text:style-name="P12"><text:span text:style-name="source-code-font"><text:span text:style-name="T7"><text:s text:c="8"/>// We cross out all multiples of p, where p is prime. <text:s/></text:span></text:span></text:p>
      <text:p text:style-name="P12"><text:span text:style-name="source-code-font"><text:span text:style-name="T7"><text:s text:c="8"/>// Thus, all crossed out multiples have p and q for </text:span></text:span></text:p>
      <text:p text:style-name="P12"><text:span text:style-name="source-code-font"><text:span text:style-name="T7"><text:s text:c="8"/>// factors. If p &gt; sqrt of the size of the array, then </text:span></text:span></text:p>
      <text:p text:style-name="P12"><text:span text:style-name="source-code-font"><text:span text:style-name="T7"><text:s text:c="8"/>// q will never be greater than 1. Thus p is the </text:span></text:span></text:p>
      <text:p text:style-name="P12"><text:span text:style-name="source-code-font"><text:span text:style-name="T7"><text:s text:c="8"/>// largest prime factor in the array, and is also </text:span></text:span></text:p>
      <text:p text:style-name="P12"><text:span text:style-name="source-code-font"><text:span text:style-name="T7"><text:s text:c="8"/>// the iteration limit. <text:s/></text:span></text:span></text:p>
      <text:p text:style-name="P12"><text:span text:style-name="source-code-font"><text:span text:style-name="T7"><text:s text:c="8"/>double maxPrimeFactor = Math.sqrt(isCrossed.length) + 1;</text:span></text:span></text:p>
      <text:p text:style-name="P12"><text:span text:style-name="source-code-font"><text:span text:style-name="T7"><text:s text:c="8"/>return (int) maxPrimeFactor;</text:span></text:span></text:p>
      <text:p text:style-name="P12"><text:span text:style-name="source-code-font"><text:span text:style-name="T7"><text:s text:c="4"/>}</text:span></text:span></text:p>
      <text:p text:style-name="P12"><text:span text:style-name="source-code-font"><text:span text:style-name="T7"/></text:span></text:p>
      <text:p text:style-name="P12"><text:span text:style-name="source-code-font"><text:span text:style-name="T7"><text:s text:c="4"/>private static void crossOutMultiplesOf(int i) {</text:span></text:span></text:p>
      <text:p text:style-name="P12"><text:span text:style-name="source-code-font"><text:span text:style-name="T7"><text:s text:c="8"/>for (int multiple = 2 * i;</text:span></text:span></text:p>
      <text:p text:style-name="P12"><text:span text:style-name="source-code-font"><text:span text:style-name="T7"><text:s text:c="13"/>multiple &lt; isCrossed.length;</text:span></text:span></text:p>
      <text:p text:style-name="P12"><text:span text:style-name="source-code-font"><text:span text:style-name="T7"><text:s text:c="13"/>multiple += i)</text:span></text:span></text:p>
      <text:p text:style-name="P12"><text:span text:style-name="source-code-font"><text:span text:style-name="T7"><text:s text:c="12"/>isCrossed[multiple] = true;</text:span></text:span></text:p>
      <text:p text:style-name="P12"><text:span text:style-name="source-code-font"><text:span text:style-name="T7"><text:s text:c="4"/>}</text:span></text:span></text:p>
      <text:p text:style-name="P12"><text:span text:style-name="source-code-font"><text:span text:style-name="T7"/></text:span></text:p>
      <text:p text:style-name="P12"><text:span text:style-name="source-code-font"><text:span text:style-name="T7"><text:s text:c="4"/>private static boolean notCrossed(int i) {</text:span></text:span></text:p>
      <text:p text:style-name="P12"><text:span text:style-name="source-code-font"><text:span text:style-name="T7"><text:s text:c="8"/>return isCrossed[i] == false;</text:span></text:span></text:p>
      <text:p text:style-name="P12"><text:span text:style-name="source-code-font"><text:span text:style-name="T7"><text:s text:c="4"/>}</text:span></text:span></text:p>
      <text:p text:style-name="P12"><text:span text:style-name="source-code-font"><text:span text:style-name="T7">}</text:span></text:span></text:p>
      <text:p text:style-name="P2"><text:span text:style-name="T4"><text:s/><text:tab/></text:span></text:p>
      <text:p text:style-name="P10"><text:s/><text:tab/>I was starting to get the hang of this so I took a look at the <text:span text:style-name="source-code-font">putUncrossedIntegersIntoResult</text:span> method. I saw that this method had two parts. The first counts the number of uncrossed integers in the array, and creates the result array of that size. The second moves the uncrossed integers into the result array. So, as you can see in Listing 6, I extracted the first part into its own function and did some miscellaneous cleanup. The tests all still ran. Jerry was just barely nodding his head. Did he actually like what I did?</text:p>
      <text:p text:style-name="P8"/>
      <text:p text:style-name="P8">Listing 6 </text:p>
      <text:p text:style-name="P8">PrimeGenerator.java, version 5 (partial)</text:p>
      <text:p text:style-name="P7"><text:span text:style-name="source-code-font">private static void putUncrossedIntegersIntoResult() {</text:span></text:p>
      <text:p text:style-name="P7"><text:span text:style-name="source-code-font"><text:s text:c="4"/>result = new int[</text:span><text:span text:style-name="source-code-font"><text:span text:style-name="T7">numberOfUncrossedIntegers()</text:span></text:span><text:span text:style-name="source-code-font">];</text:span></text:p>
      <text:p text:style-name="P7"><text:span text:style-name="source-code-font"><text:s text:c="4"/>for (int j = 0, i = 2; i &lt; isCrossed.length; i++)</text:span></text:p>
      <text:p text:style-name="P7"><text:span text:style-name="source-code-font"><text:s text:c="8"/>if (notCrossed(i))</text:span></text:p>
      <text:p text:style-name="P7"><text:span text:style-name="source-code-font"><text:s text:c="12"/>result[j++] = i;</text:span></text:p>
      <text:p text:style-name="P7"><text:span text:style-name="source-code-font">}</text:span></text:p>
      <text:p text:style-name="P7"><text:span text:style-name="source-code-font"/></text:p>
      <text:p text:style-name="P7"><text:span text:style-name="source-code-font"><text:span text:style-name="T7">private static int numberOfUncrossedIntegers() {</text:span></text:span></text:p>
      <text:p text:style-name="P7"><text:span text:style-name="source-code-font"><text:s text:c="4"/>int count = 0;</text:span></text:p>
      <text:p text:style-name="P7"><text:span text:style-name="source-code-font"><text:s text:c="4"/>for (int i = 2; i &lt; isCrossed.length; i++)</text:span></text:p>
      <text:p text:style-name="P7"><text:span text:style-name="source-code-font"><text:s text:c="8"/>if (notCrossed(i))</text:span></text:p>
      <text:p text:style-name="P7"><text:span text:style-name="source-code-font"><text:s text:c="12"/>count++;</text:span></text:p>
      <text:p text:style-name="P7"><text:span text:style-name="source-code-font"/></text:p>
      <text:p text:style-name="P7"><text:span text:style-name="source-code-font"><text:span text:style-name="T7"><text:s text:c="4"/>return count;</text:span></text:span></text:p>
      <text:p text:style-name="P7"><text:span text:style-name="source-code-font">}</text:span></text:p>
      <text:p text:style-name="P7"><text:span text:style-name="source-code-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New" svg:font-family="CourierNew"/>
    <style:font-face style:name="Helvetica" svg:font-family="Helvetica"/>
    <style:font-face style:name="OpenSymbol" svg:font-family="OpenSymbol"/>
    <style:font-face style:name="TimesNewRoman" svg:font-family="TimesNewRoman"/>
    <style:font-face style:name="TimesNewRoman,Bold" svg:font-family="'TimesNewRoman,Bold'"/>
    <style:font-face style:name="TimesNewRoman,BoldItalic" svg:font-family="'TimesNewRoman,BoldItalic'"/>
    <style:font-face style:name="TimesNewRoman,Italic" svg:font-family="'TimesNewRoman,Italic'"/>
    <style:font-face style:name="Helvetica2" svg:font-family="Helvetica" style:font-family-generic="roman"/>
    <style:font-face style:name="Courier New" svg:font-family="'Courier New'" style:font-family-generic="modern" style:font-pitch="fixed"/>
    <style:font-face style:name="DejaVu Sans Mono" svg:font-family="'DejaVu Sans Mono'" style:font-family-generic="swiss" style:font-pitch="fixed"/>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code" style:family="paragraph" style:parent-style-name="Standard">
      <style:paragraph-properties fo:margin-left="0.0091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New"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source-code-font" style:family="text">
      <style:text-properties fo:color="#000000" style:font-name="Courier New" fo:font-size="10pt" fo:font-style="normal" fo:font-weight="normal" officeooo:rsid="00057d50" style:font-size-asian="10pt" style:font-style-asian="normal" style:font-weight-asian="normal"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Popov</meta:initial-creator>
    <meta:creation-date>2014-02-07T20:50:03</meta:creation-date>
    <dc:date>2014-02-07T22:12:55</dc:date>
    <dc:creator>Igor Popov</dc:creator>
    <meta:editing-duration>PT1H17M15S</meta:editing-duration>
    <meta:editing-cycles>33</meta:editing-cycles>
    <meta:generator>LibreOffice/4.0.3.3$MacOSX_x86 LibreOffice_project/0eaa50a932c8f2199a615e1eb30f7ac74279539</meta:generator>
    <meta:document-statistic meta:table-count="0" meta:image-count="0" meta:object-count="0" meta:page-count="7" meta:paragraph-count="280" meta:word-count="2535" meta:character-count="15875" meta:non-whitespace-character-count="11827"/>
  </office:meta>
</office:document-meta>
</file>